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FA000003D624CDA5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44in" svg:height="3.7862in" draw:z-index="0"><draw:image xlink:href="Pictures/10000001000007FA000003D624CDA5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6:24:27.769157949</meta:creation-date>
    <dc:date>2025-01-13T17:45:06.640283654</dc:date>
    <meta:editing-duration>PT1H20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